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2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ce1"/>
        <table:table-column table:style-name="co1" table:default-cell-style-name="Default"/>
        <table:table-row table:style-name="ro1" table:number-rows-repeated="2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gamma</text:p>
          </table:table-cell>
          <table:table-cell table:style-name="Default" office:value-type="string">
            <text:p>v/c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5">
            <text:p>1.5</text:p>
          </table:table-cell>
          <table:table-cell table:formula="of:=SQRT(1-1/[.C4]^2)" office:value-type="float" office:value="0.74535599249993">
            <text:p>0.745355992</text:p>
          </table:table-cell>
          <table:table-cell table:formula="of:=SQRT(5)/3" office:value-type="float" office:value="0.74535599249993">
            <text:p>0.75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SQRT(1-1/[.C5]^2)" office:value-type="float" office:value="0.866025403784439">
            <text:p>0.8660254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SQRT(1-1/[.C6]^2)" office:value-type="float" office:value="0.942809041582063">
            <text:p>0.9428090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SQRT(1-1/[.C7]^2)" office:value-type="float" office:value="0.968245836551854">
            <text:p>0.9682458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SQRT(1-1/[.C8]^2)" office:value-type="float" office:value="0.979795897113271">
            <text:p>0.9797958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SQRT(1-1/[.C9]^2)" office:value-type="float" office:value="0.986013297183269">
            <text:p>0.986013297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6">26/02/2012</text:date>, <text:time>23:4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William LeBaron</meta:initial-creator>
    <meta:creation-date>2012-02-26T22:36:03.97</meta:creation-date>
    <dc:date>2012-02-26T23:42:42.44</dc:date>
    <dc:creator>William LeBaron</dc:creator>
    <meta:editing-duration>PT00H51M27S</meta:editing-duration>
    <meta:editing-cycles>1</meta:editing-cycles>
    <meta:document-statistic meta:table-count="3" meta:cell-count="15" meta:object-count="0"/>
    <meta:generator>OpenOffice.org/3.1$Win32 OpenOffice.org_project/310m11$Build-9399</meta:generator>
  </office:meta>
</office:document-meta>
</file>